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zione distribuita e tecnologie per il web</text:p>
      <text:p text:style-name="P1"/>
      <text:p text:style-name="P1"/>
      <text:p text:style-name="P1"/>
      <text:p text:style-name="P3">E' costituita da più moduli che servono in parallelo un insieme di unità di eleborazione autonome.</text:p>
      <text:p text:style-name="P3"/>
      <text:p text:style-name="P3">Un applicazione<text:span text:style-name="T1"> client-server</text:span> è un applicazione distribuita.</text:p>
      <text:p text:style-name="P3">Il client e il server risiedono su unità distinte.</text:p>
      <text:p text:style-name="P3"/>
      <text:p text:style-name="P3">GUI</text:p>
      <text:p text:style-name="P3">Elaborazione</text:p>
      <text:p text:style-name="P3">gestione permanente dei dati</text:p>
      <text:p text:style-name="P3"/>
      <text:p text:style-name="P3">Architettura a due livelli o a tre livelli</text:p>
      <text:p text:style-name="P3"/>
      <text:p text:style-name="P3">Sistemi client-server a due livelli: il server fornisce direttamente la risorsa senza attingere ad altre applicazioni.</text:p>
      <text:p text:style-name="P3"/>
      <text:p text:style-name="P5">Sistema distribuito: </text:p>
      <text:p text:style-name="P2">GUI</text:p>
      <text:p text:style-name="P2">RETE </text:p>
      <text:p text:style-name="P2">GUI</text:p>
      <text:p text:style-name="P2">PROG. APPLICATIVI</text:p>
      <text:p text:style-name="P2">DATI</text:p>
      <text:p text:style-name="P2"/>
      <text:p text:style-name="P4">Sistema remoto:</text:p>
      <text:p text:style-name="P2">GUI <text:s/></text:p>
      <text:p text:style-name="P2">RETE</text:p>
      <text:p text:style-name="P2">PROG. APPLICATIVI</text:p>
      <text:p text:style-name="P2">DATI</text:p>
      <text:p text:style-name="P2"/>
      <text:p text:style-name="P4">Logica dell'applicazione suddivisa tra client e server. </text:p>
      <text:p text:style-name="P2">GUI <text:s/></text:p>
      <text:p text:style-name="P2">PROG. APPLICATIVI</text:p>
      <text:p text:style-name="P2">RETE</text:p>
      <text:p text:style-name="P2">PROG. APPLICATIVI</text:p>
      <text:p text:style-name="P2">DATI</text:p>
      <text:p text:style-name="P2"/>
      <text:p text:style-name="P6">Accesso remoto ai dati</text:p>
      <text:p text:style-name="P2">GUI <text:s/></text:p>
      <text:p text:style-name="P2">PROG. APPLICATIVI</text:p>
      <text:p text:style-name="P2">RETE</text:p>
      <text:p text:style-name="P2">DATI</text:p>
      <text:p text:style-name="P2"/>
      <text:p text:style-name="P4"><text:soft-page-break/>Database distribuito</text:p>
      <text:p text:style-name="P2">GUI</text:p>
      <text:p text:style-name="P2">PROG. APPLICATIVI </text:p>
      <text:p text:style-name="P2">DATI</text:p>
      <text:p text:style-name="P2">RETE</text:p>
      <text:p text:style-name="P2">DATI</text:p>
      <text:p text:style-name="P2"/>
      <text:p text:style-name="P2"/>
      <text:p text:style-name="P2">Nell'architettura a tre livelli:</text:p>
      <text:p text:style-name="P2">Ogni server è caratterizzato in uno scopo specific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32S</meta:editing-duration>
    <meta:editing-cycles>7</meta:editing-cycles>
    <meta:generator>OpenOffice/4.1.3$Win32 OpenOffice.org_project/413m1$Build-9783</meta:generator>
    <dc:date>2017-11-30T17:35:24.37</dc:date>
    <meta:document-statistic meta:table-count="0" meta:image-count="0" meta:object-count="0" meta:page-count="2" meta:paragraph-count="39" meta:word-count="127" meta:character-count="849"/>
    <dc:creator>Cristian Borelli</dc:creator>
    <meta:user-defined meta:name="Info 1"/>
    <meta:user-defined meta:name="Info 2"/>
    <meta:user-defined meta:name="Info 3"/>
    <meta:user-defined meta:name="Info 4"/>
  </office:meta>
</office:document-meta>
</file>